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4c78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74c78" style:font-weight-asian="bold"/>
    </style:style>
    <style:style style:name="P3" style:family="paragraph" style:parent-style-name="Standard">
      <style:text-properties officeooo:paragraph-rsid="00174c78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74c78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8.25cm" style:type="center"/>
          <style:tab-stop style:position="10.894cm"/>
        </style:tab-stops>
      </style:paragraph-properties>
      <style:text-properties officeooo:paragraph-rsid="00174c78"/>
    </style:style>
    <style:style style:name="P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officeooo:paragraph-rsid="00174c78"/>
    </style:style>
    <style:style style:name="P7" style:family="paragraph" style:parent-style-name="Standard">
      <style:paragraph-properties fo:margin-left="0cm" fo:margin-right="-0.199cm" fo:text-indent="8.251cm" style:auto-text-indent="false"/>
      <style:text-properties officeooo:paragraph-rsid="00174c78"/>
    </style:style>
    <style:style style:name="P8" style:family="paragraph" style:parent-style-name="Standard">
      <style:paragraph-properties fo:margin-left="0cm" fo:margin-right="-0.199cm" fo:text-indent="8.251cm" style:auto-text-indent="false"/>
      <style:text-properties officeooo:rsid="00174c78" officeooo:paragraph-rsid="00174c78"/>
    </style:style>
    <style:style style:name="P9" style:family="paragraph" style:parent-style-name="Standard">
      <style:paragraph-properties fo:margin-left="0cm" fo:margin-right="0cm" fo:text-indent="8.251cm" style:auto-text-indent="false"/>
      <style:text-properties officeooo:paragraph-rsid="00174c78"/>
    </style:style>
    <style:style style:name="P10" style:family="paragraph" style:parent-style-name="Standard">
      <style:paragraph-properties fo:break-before="page"/>
      <style:text-properties officeooo:paragraph-rsid="00174c78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language="en" fo:country="US"/>
    </style:style>
    <style:style style:name="T4" style:family="text">
      <style:text-properties officeooo:rsid="00174c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ЦИФРОВОГО РАЗВИТИЯ СВЯЗИ И МАССОВЫХ КОММУНИКАЦИЙ</text:span></text:p>
      <text:p text:style-name="P4"><text:span text:style-name="T1">Ордена Трудового Красного Знамени</text:span></text:p>
      <text:p text:style-name="P4"><text:span text:style-name="T1">Федеральное государственное бюджетное образовательное учреждение высшего образования</text:span></text:p>
      <text:p text:style-name="P4"><text:span text:style-name="T1">«Московский технический университет связи и информатики»</text:span></text:p>
      <text:p text:style-name="P1"/>
      <text:p text:style-name="P1">Кафедра «<text:span text:style-name="T2">Системное программирование</text:span>»</text:p>
      <text:p text:style-name="P3"/>
      <text:p text:style-name="P1"/>
      <text:p text:style-name="P2"/>
      <text:p text:style-name="P1"><text:span text:style-name="T1">Отчет по практической работе №5 </text:span></text:p>
      <text:p text:style-name="P1">по дисциплине «Введение в информационные технологии» на тему:</text:p>
      <text:p text:style-name="P5"><text:tab/>Создание <text:span text:style-name="T3">Telegram-</text:span>бот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Выполнил:</text:p>
      <text:p text:style-name="P7"/>
      <text:p text:style-name="P7">студент группы БВТ2105</text:p>
      <text:p text:style-name="P7"/>
      <text:p text:style-name="P8">Гришнёв Михаил</text:p>
      <text:p text:style-name="P8"/>
      <text:p text:style-name="P9">Проверил:</text:p>
      <text:p text:style-name="P9"/>
      <text:p text:style-name="P9">Мкртчян Грач Марато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 </text:p>
      <text:p text:style-name="P1">2021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Цель работы:</text:p>
      <text:p text:style-name="P3">Создать <text:span text:style-name="T3">Telegram</text:span>-бота.</text:p>
      <text:p text:style-name="P3"/>
      <text:p text:style-name="P3">Задание:</text:p>
      <text:p text:style-name="P3">1) Создать бота, используя <text:span text:style-name="T3">FatherBot</text:span>.</text:p>
      <text:p text:style-name="P3">2) Создала дополнительные команды для показа <text:s/>расписания моей группы.</text:p>
      <text:p text:style-name="P3">3) Выложить этот файл на <text:span text:style-name="T3">Github</text:span>.<text:line-break/></text:p>
      <text:p text:style-name="P3"/>
      <text:p text:style-name="P3">Вывод:</text:p>
      <text:p text:style-name="P1">В ходе выполненной работы я создал собственного <text:span text:style-name="T3">Telegram</text:span>-<text:span text:style-name="T3">bot</text:span>’а, который выдает по запросу расписание на указанный день недели<text:bookmark text:name="_GoBack"/>, <text:span text:style-name="T4">а также расписание экзаменов и зачетов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15:42.778873780</meta:creation-date>
    <dc:date>2021-12-10T18:17:42.983998309</dc:date>
    <meta:editing-duration>PT2M</meta:editing-duration>
    <meta:editing-cycles>1</meta:editing-cycles>
    <meta:document-statistic meta:table-count="0" meta:image-count="0" meta:object-count="0" meta:page-count="3" meta:paragraph-count="23" meta:word-count="103" meta:character-count="827" meta:non-whitespace-character-count="742"/>
    <meta:generator>LibreOffice/6.4.7.2$Linux_X86_64 LibreOffice_project/40$Build-2</meta:generator>
  </office:meta>
</office:document-meta>
</file>